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2000003E000023020000113136E2A3C3FC887842.svm" manifest:media-type=""/>
  <manifest:file-entry manifest:full-path="Pictures/2000015F00002EBD000009A2BD6994692F68EECA.svm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adornments="Regular"/>
    <style:font-face style:name="Liberation Mono" svg:font-family="'Liberation Mono'" style:font-pitch="fixed"/>
    <style:font-face style:name="Bitstream Vera Sans" svg:font-family="'Bitstream Vera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8.949cm" fo:min-width="14.133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053cm" svg:stroke-color="#999999" draw:marker-start-width="0.279cm" draw:marker-end-width="0.279cm" draw:fill-color="#ffffff" draw:textarea-horizontal-align="justify" draw:textarea-vertical-align="middle" draw:auto-grow-height="false" fo:min-height="1.476cm" fo:min-width="0cm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svg:stroke-color="#999999" draw:marker-start-width="0.279cm" draw:marker-end-width="0.279cm" draw:fill-color="#ffffff" draw:textarea-horizontal-align="justify" draw:textarea-vertical-align="middle" draw:auto-grow-height="false" fo:min-height="1.476cm" fo:min-width="0cm" fo:padding-top="0.151cm" fo:padding-bottom="0.151cm" fo:padding-left="0.276cm" fo:padding-right="0.276cm"/>
    </style:style>
    <style:style style:name="gr5" style:family="graphic" style:parent-style-name="standard">
      <style:graphic-properties svg:stroke-width="0.106cm" svg:stroke-color="#999999" draw:marker-start-width="0.279cm" draw:marker-end-width="0.279cm" draw:fill-color="#ffffff" draw:textarea-horizontal-align="justify" draw:textarea-vertical-align="middle" draw:auto-grow-height="false" fo:min-height="3.94cm" fo:min-width="0.502cm" fo:padding-top="0.177cm" fo:padding-bottom="0.177cm" fo:padding-left="0.302cm" fo:padding-right="0.302cm"/>
    </style:style>
    <style:style style:name="gr6" style:family="graphic" style:parent-style-name="standard">
      <style:graphic-properties svg:stroke-width="0.106cm" svg:stroke-color="#999999" draw:marker-start-width="0.279cm" draw:marker-end-width="0.279cm" draw:fill-color="#ffffff" draw:textarea-horizontal-align="justify" draw:textarea-vertical-align="middle" draw:auto-grow-height="false" fo:min-height="3.94cm" fo:min-width="0.501cm" fo:padding-top="0.177cm" fo:padding-bottom="0.177cm" fo:padding-left="0.302cm" fo:padding-right="0.302cm"/>
    </style:style>
    <style:style style:name="gr7" style:family="graphic" style:parent-style-name="standard">
      <style:graphic-properties draw:stroke="none" svg:stroke-width="0.106cm" draw:fill="none" fo:min-height="1.441cm"/>
    </style:style>
    <style:style style:name="gr8" style:family="graphic" style:parent-style-name="standard">
      <style:graphic-properties draw:stroke="none" svg:stroke-width="0.106cm" draw:fill="none" fo:min-height="0.721cm"/>
    </style:style>
    <style:style style:name="gr9" style:family="graphic" style:parent-style-name="objectwithoutfill">
      <style:graphic-properties draw:stroke="dash" draw:stroke-dash="Fine_20_Dashed" svg:stroke-width="0.106cm" svg:stroke-color="#cccccc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0" style:family="graphic" style:parent-style-name="standard">
      <style:graphic-properties svg:stroke-width="0.106cm" svg:stroke-color="#b2b2b2" draw:marker-start-width="0.359cm" draw:marker-end-width="0.359cm" draw:fill-color="#dddddd" draw:textarea-horizontal-align="justify" draw:textarea-vertical-align="middle" draw:auto-grow-height="false" fo:min-height="3.938cm" fo:min-width="4.006cm" fo:padding-top="0.178cm" fo:padding-bottom="0.178cm" fo:padding-left="0.303cm" fo:padding-right="0.303cm"/>
    </style:style>
    <style:style style:name="gr11" style:family="graphic" style:parent-style-name="standard">
      <style:graphic-properties svg:stroke-width="0.106cm" svg:stroke-color="#b2b2b2" draw:marker-start-width="0.359cm" draw:marker-end-width="0.359cm" draw:fill-color="#dddddd" draw:textarea-horizontal-align="justify" draw:textarea-vertical-align="middle" draw:auto-grow-height="false" fo:min-height="3.938cm" fo:min-width="3.725cm" fo:padding-top="0.178cm" fo:padding-bottom="0.178cm" fo:padding-left="0.303cm" fo:padding-right="0.303cm"/>
    </style:style>
    <style:style style:name="gr12" style:family="graphic" style:parent-style-name="standard">
      <style:graphic-properties svg:stroke-width="0.106cm" svg:stroke-color="#b2b2b2" draw:marker-start-width="0.359cm" draw:marker-end-width="0.359cm" draw:fill-color="#dddddd" draw:textarea-horizontal-align="justify" draw:textarea-vertical-align="middle" draw:auto-grow-height="false" fo:min-height="3.938cm" fo:min-width="1.594cm" fo:padding-top="0.178cm" fo:padding-bottom="0.178cm" fo:padding-left="0.303cm" fo:padding-right="0.303cm"/>
    </style:style>
    <style:style style:name="gr13" style:family="graphic" style:parent-style-name="standard">
      <style:graphic-properties draw:stroke="none" draw:fill-color="#ffff66" draw:textarea-horizontal-align="justify" draw:textarea-vertical-align="middle" draw:auto-grow-height="false" fo:min-height="0.386cm" fo:min-width="3.83cm"/>
    </style:style>
    <style:style style:name="gr14" style:family="graphic" style:parent-style-name="objectwithoutfill">
      <style:graphic-properties svg:stroke-width="0.106cm" svg:stroke-color="#80808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5" style:family="graphic" style:parent-style-name="standard" style:list-style-name="L2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" style:family="graphic" style:parent-style-name="standard" style:list-style-name="L2">
      <style:graphic-properties draw:stroke="solid" svg:stroke-width="0.04cm" svg:stroke-color="#ffffff" draw:marker-start-width="0.275cm" draw:marker-start-center="false" draw:marker-end-width="0.275cm" draw:marker-end-center="false" draw:fill="gradient" draw:fill-color="#cfe7f5" draw:fill-gradient-name="VRT_20_Light_20_Axial_20_H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7" style:family="graphic" style:parent-style-name="standard" style:list-style-name="L2">
      <style:graphic-properties draw:stroke="solid" svg:stroke-width="0.04cm" svg:stroke-color="#ffffff" draw:marker-start-width="0.275cm" draw:marker-start-center="false" draw:marker-end-width="0.275cm" draw:marker-end-center="false" draw:fill="gradient" draw:fill-color="#cfe7f5" draw:fill-gradient-name="VRT_20_Light_20_Linear_20_T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8" style:family="graphic" style:parent-style-name="standard" style:list-style-name="L2">
      <style:graphic-properties draw:stroke="solid" svg:stroke-width="0.04cm" svg:stroke-color="#ffffff" draw:marker-start-width="0.275cm" draw:marker-start-center="false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9" style:family="graphic" style:parent-style-name="standard" style:list-style-name="L2">
      <style:graphic-properties draw:stroke="solid" svg:stroke-width="0.04cm" svg:stroke-color="#ffffff" draw:marker-start-width="0.275cm" draw:marker-start-center="false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20" style:family="graphic" style:parent-style-name="standard" style:list-style-name="L2">
      <style:graphic-properties draw:stroke="solid" svg:stroke-width="0.04cm" svg:stroke-color="#ffffff" draw:marker-start-width="0.275cm" draw:marker-start-center="false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21" style:family="graphic" style:parent-style-name="standard" style:list-style-name="L2">
      <style:graphic-properties draw:stroke="solid" svg:stroke-width="0.04cm" svg:stroke-color="#ffffff" draw:marker-start-width="0.275cm" draw:marker-start-center="false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22" style:family="graphic" style:parent-style-name="standard" style:list-style-name="L2">
      <style:graphic-properties draw:stroke="solid" svg:stroke-width="0.04cm" svg:stroke-color="#000000" draw:marker-start-width="0.275cm" draw:marker-start-center="false" draw:marker-end-width="0.275cm" draw:marker-end-center="false" draw:fill="none" draw:fill-color="#cfe7f5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23" style:family="graphic" style:parent-style-name="standard" style:list-style-name="L2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" style:family="graphic" style:parent-style-name="standard" style:list-style-name="L2">
      <style:graphic-properties draw:stroke="solid" svg:stroke-width="0.04cm" svg:stroke-color="#ffffff" draw:marker-start-width="0.275cm" draw:marker-start-center="false" draw:marker-end-width="0.275cm" draw:marker-end-center="false" draw:fill="gradient" draw:fill-color="#cfe7f5" draw:fill-gradient-name="VRT_20_Light_20_Axial_20_H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25" style:family="graphic" style:parent-style-name="standard" style:list-style-name="L2">
      <style:graphic-properties draw:stroke="solid" svg:stroke-width="0.04cm" svg:stroke-color="#ffffff" draw:marker-start-width="0.275cm" draw:marker-start-center="false" draw:marker-end-width="0.275cm" draw:marker-end-center="false" draw:fill="gradient" draw:fill-color="#cfe7f5" draw:fill-gradient-name="VRT_20_Light_20_Linear_20_T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26" style:family="graphic" style:parent-style-name="standard" style:list-style-name="L2">
      <style:graphic-properties draw:stroke="solid" svg:stroke-width="0.04cm" svg:stroke-color="#ffffff" draw:marker-start-width="0.275cm" draw:marker-start-center="false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27" style:family="graphic" style:parent-style-name="standard" style:list-style-name="L2">
      <style:graphic-properties draw:stroke="solid" svg:stroke-width="0.04cm" svg:stroke-color="#ffffff" draw:marker-start-width="0.275cm" draw:marker-start-center="false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28" style:family="graphic" style:parent-style-name="standard" style:list-style-name="L2">
      <style:graphic-properties draw:stroke="solid" svg:stroke-width="0.04cm" svg:stroke-color="#ffffff" draw:marker-start-width="0.275cm" draw:marker-start-center="false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29" style:family="graphic" style:parent-style-name="standard" style:list-style-name="L2">
      <style:graphic-properties draw:stroke="solid" svg:stroke-width="0.04cm" svg:stroke-color="#ffffff" draw:marker-start-width="0.275cm" draw:marker-start-center="false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30" style:family="graphic" style:parent-style-name="standard" style:list-style-name="L2">
      <style:graphic-properties draw:stroke="solid" svg:stroke-width="0.04cm" svg:stroke-color="#000000" draw:marker-start-width="0.275cm" draw:marker-start-center="false" draw:marker-end-width="0.275cm" draw:marker-end-center="false" draw:fill="none" draw:fill-color="#cfe7f5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31" style:family="graphic" style:parent-style-name="standard" style:list-style-name="L2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" style:family="graphic" style:parent-style-name="standard" style:list-style-name="L2">
      <style:graphic-properties draw:stroke="solid" svg:stroke-width="0.04cm" svg:stroke-color="#ffffff" draw:marker-start-width="0.275cm" draw:marker-start-center="false" draw:marker-end-width="0.275cm" draw:marker-end-center="false" draw:fill="gradient" draw:fill-color="#cfe7f5" draw:fill-gradient-name="VRT_20_Light_20_Axial_20_H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33" style:family="graphic" style:parent-style-name="standard" style:list-style-name="L2">
      <style:graphic-properties draw:stroke="solid" svg:stroke-width="0.04cm" svg:stroke-color="#ffffff" draw:marker-start-width="0.275cm" draw:marker-start-center="false" draw:marker-end-width="0.275cm" draw:marker-end-center="false" draw:fill="gradient" draw:fill-color="#cfe7f5" draw:fill-gradient-name="VRT_20_Light_20_Linear_20_T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34" style:family="graphic" style:parent-style-name="standard" style:list-style-name="L2">
      <style:graphic-properties draw:stroke="solid" svg:stroke-width="0.04cm" svg:stroke-color="#ffffff" draw:marker-start-width="0.275cm" draw:marker-start-center="false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35" style:family="graphic" style:parent-style-name="standard" style:list-style-name="L2">
      <style:graphic-properties draw:stroke="solid" svg:stroke-width="0.04cm" svg:stroke-color="#ffffff" draw:marker-start-width="0.275cm" draw:marker-start-center="false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36" style:family="graphic" style:parent-style-name="standard" style:list-style-name="L2">
      <style:graphic-properties draw:stroke="solid" svg:stroke-width="0.04cm" svg:stroke-color="#ffffff" draw:marker-start-width="0.275cm" draw:marker-start-center="false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37" style:family="graphic" style:parent-style-name="standard" style:list-style-name="L2">
      <style:graphic-properties draw:stroke="solid" svg:stroke-width="0.04cm" svg:stroke-color="#ffffff" draw:marker-start-width="0.275cm" draw:marker-start-center="false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38" style:family="graphic" style:parent-style-name="standard" style:list-style-name="L2">
      <style:graphic-properties draw:stroke="solid" svg:stroke-width="0.04cm" svg:stroke-color="#000000" draw:marker-start-width="0.275cm" draw:marker-start-center="false" draw:marker-end-width="0.275cm" draw:marker-end-center="false" draw:fill="none" draw:fill-color="#cfe7f5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39" style:family="graphic" style:parent-style-name="standard" style:list-style-name="L2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" style:family="graphic" style:parent-style-name="standard" style:list-style-name="L2">
      <style:graphic-properties draw:stroke="solid" svg:stroke-width="0.04cm" svg:stroke-color="#ffffff" draw:marker-start-width="0.275cm" draw:marker-start-center="false" draw:marker-end-width="0.275cm" draw:marker-end-center="false" draw:fill="gradient" draw:fill-color="#cfe7f5" draw:fill-gradient-name="VRT_20_Light_20_Axial_20_H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41" style:family="graphic" style:parent-style-name="standard" style:list-style-name="L2">
      <style:graphic-properties draw:stroke="solid" svg:stroke-width="0.04cm" svg:stroke-color="#ffffff" draw:marker-start-width="0.275cm" draw:marker-start-center="false" draw:marker-end-width="0.275cm" draw:marker-end-center="false" draw:fill="gradient" draw:fill-color="#cfe7f5" draw:fill-gradient-name="VRT_20_Light_20_Linear_20_T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42" style:family="graphic" style:parent-style-name="standard" style:list-style-name="L2">
      <style:graphic-properties draw:stroke="solid" svg:stroke-width="0.04cm" svg:stroke-color="#ffffff" draw:marker-start-width="0.275cm" draw:marker-start-center="false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43" style:family="graphic" style:parent-style-name="standard" style:list-style-name="L2">
      <style:graphic-properties draw:stroke="solid" svg:stroke-width="0.04cm" svg:stroke-color="#ffffff" draw:marker-start-width="0.275cm" draw:marker-start-center="false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44" style:family="graphic" style:parent-style-name="standard" style:list-style-name="L2">
      <style:graphic-properties draw:stroke="solid" svg:stroke-width="0.04cm" svg:stroke-color="#ffffff" draw:marker-start-width="0.275cm" draw:marker-start-center="false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45" style:family="graphic" style:parent-style-name="standard" style:list-style-name="L2">
      <style:graphic-properties draw:stroke="solid" svg:stroke-width="0.04cm" svg:stroke-color="#ffffff" draw:marker-start-width="0.275cm" draw:marker-start-center="false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46" style:family="graphic" style:parent-style-name="standard" style:list-style-name="L2">
      <style:graphic-properties draw:stroke="solid" svg:stroke-width="0.04cm" svg:stroke-color="#000000" draw:marker-start-width="0.275cm" draw:marker-start-center="false" draw:marker-end-width="0.275cm" draw:marker-end-center="false" draw:fill="none" draw:fill-color="#cfe7f5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47" style:family="graphic" style:parent-style-name="standard" style:list-style-name="L2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" style:family="graphic" style:parent-style-name="standard" style:list-style-name="L2">
      <style:graphic-properties draw:stroke="solid" svg:stroke-width="0.04cm" svg:stroke-color="#ffffff" draw:marker-start-width="0.275cm" draw:marker-start-center="false" draw:marker-end-width="0.275cm" draw:marker-end-center="false" draw:fill="gradient" draw:fill-color="#cfe7f5" draw:fill-gradient-name="VRT_20_Light_20_Axial_20_H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49" style:family="graphic" style:parent-style-name="standard" style:list-style-name="L2">
      <style:graphic-properties draw:stroke="solid" svg:stroke-width="0.04cm" svg:stroke-color="#ffffff" draw:marker-start-width="0.275cm" draw:marker-start-center="false" draw:marker-end-width="0.275cm" draw:marker-end-center="false" draw:fill="gradient" draw:fill-color="#cfe7f5" draw:fill-gradient-name="VRT_20_Light_20_Linear_20_T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50" style:family="graphic" style:parent-style-name="standard" style:list-style-name="L2">
      <style:graphic-properties draw:stroke="solid" svg:stroke-width="0.04cm" svg:stroke-color="#ffffff" draw:marker-start-width="0.275cm" draw:marker-start-center="false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51" style:family="graphic" style:parent-style-name="standard" style:list-style-name="L2">
      <style:graphic-properties draw:stroke="solid" svg:stroke-width="0.04cm" svg:stroke-color="#ffffff" draw:marker-start-width="0.275cm" draw:marker-start-center="false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52" style:family="graphic" style:parent-style-name="standard" style:list-style-name="L2">
      <style:graphic-properties draw:stroke="solid" svg:stroke-width="0.04cm" svg:stroke-color="#ffffff" draw:marker-start-width="0.275cm" draw:marker-start-center="false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53" style:family="graphic" style:parent-style-name="standard" style:list-style-name="L2">
      <style:graphic-properties draw:stroke="solid" svg:stroke-width="0.04cm" svg:stroke-color="#ffffff" draw:marker-start-width="0.275cm" draw:marker-start-center="false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54" style:family="graphic" style:parent-style-name="standard" style:list-style-name="L2">
      <style:graphic-properties draw:stroke="solid" svg:stroke-width="0.04cm" svg:stroke-color="#000000" draw:marker-start-width="0.275cm" draw:marker-start-center="false" draw:marker-end-width="0.275cm" draw:marker-end-center="false" draw:fill="none" draw:fill-color="#cfe7f5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55" style:family="graphic" style:parent-style-name="standard" style:list-style-name="L2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" style:family="graphic" style:parent-style-name="standard" style:list-style-name="L2">
      <style:graphic-properties draw:stroke="solid" svg:stroke-width="0.04cm" svg:stroke-color="#ffffff" draw:marker-start-width="0.275cm" draw:marker-start-center="false" draw:marker-end-width="0.275cm" draw:marker-end-center="false" draw:fill="gradient" draw:fill-color="#cfe7f5" draw:fill-gradient-name="VRT_20_Light_20_Axial_20_H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57" style:family="graphic" style:parent-style-name="standard" style:list-style-name="L2">
      <style:graphic-properties draw:stroke="solid" svg:stroke-width="0.04cm" svg:stroke-color="#ffffff" draw:marker-start-width="0.275cm" draw:marker-start-center="false" draw:marker-end-width="0.275cm" draw:marker-end-center="false" draw:fill="gradient" draw:fill-color="#cfe7f5" draw:fill-gradient-name="VRT_20_Light_20_Linear_20_T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58" style:family="graphic" style:parent-style-name="standard" style:list-style-name="L2">
      <style:graphic-properties draw:stroke="solid" svg:stroke-width="0.04cm" svg:stroke-color="#ffffff" draw:marker-start-width="0.275cm" draw:marker-start-center="false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59" style:family="graphic" style:parent-style-name="standard" style:list-style-name="L2">
      <style:graphic-properties draw:stroke="solid" svg:stroke-width="0.04cm" svg:stroke-color="#ffffff" draw:marker-start-width="0.275cm" draw:marker-start-center="false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60" style:family="graphic" style:parent-style-name="standard" style:list-style-name="L2">
      <style:graphic-properties draw:stroke="solid" svg:stroke-width="0.04cm" svg:stroke-color="#ffffff" draw:marker-start-width="0.275cm" draw:marker-start-center="false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61" style:family="graphic" style:parent-style-name="standard" style:list-style-name="L2">
      <style:graphic-properties draw:stroke="solid" svg:stroke-width="0.04cm" svg:stroke-color="#ffffff" draw:marker-start-width="0.275cm" draw:marker-start-center="false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62" style:family="graphic" style:parent-style-name="standard" style:list-style-name="L2">
      <style:graphic-properties draw:stroke="solid" svg:stroke-width="0.04cm" svg:stroke-color="#000000" draw:marker-start-width="0.275cm" draw:marker-start-center="false" draw:marker-end-width="0.275cm" draw:marker-end-center="false" draw:fill="none" draw:fill-color="#cfe7f5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63" style:family="graphic" style:parent-style-name="standard">
      <style:graphic-properties draw:fill-color="#99ffff" draw:textarea-vertical-align="middl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style:font-name="Liberation Mono" fo:font-size="18pt"/>
    </style:style>
    <style:style style:name="P4" style:family="paragraph">
      <style:text-properties style:font-name="Liberation Mono" fo:font-size="18pt"/>
    </style:style>
    <style:style style:name="P5" style:family="paragraph">
      <loext:graphic-properties draw:fill="none"/>
      <style:text-properties style:font-name="Liberation Mono" fo:font-size="1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  <style:text-properties style:font-name="Bitstream Vera Sans"/>
    </style:style>
    <style:style style:name="P8" style:family="paragraph">
      <loext:graphic-properties draw:fill-color="#dddddd"/>
      <style:paragraph-properties fo:text-align="center"/>
      <style:text-properties style:font-name="Bitstream Vera Sans"/>
    </style:style>
    <style:style style:name="P9" style:family="paragraph">
      <style:paragraph-properties fo:text-align="center"/>
      <style:text-properties style:font-name="Bitstream Vera Sans" fo:font-size="18pt"/>
    </style:style>
    <style:style style:name="P10" style:family="paragraph">
      <loext:graphic-properties draw:fill-color="#dddddd"/>
      <style:paragraph-properties fo:text-align="center"/>
      <style:text-properties style:font-name="Bitstream Vera Sans" fo:font-size="18pt"/>
    </style:style>
    <style:style style:name="P11" style:family="paragraph">
      <loext:graphic-properties draw:fill-color="#ffff66"/>
      <style:paragraph-properties fo:text-align="center"/>
    </style:style>
    <style:style style:name="P12" style:family="paragraph">
      <loext:graphic-properties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3" style:family="paragraph">
      <loext:graphic-properties draw:fill="gradient" draw:fill-color="#cfe7f5" draw:fill-gradient-name="VRT_20_Light_20_Axial_20_H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gradient" draw:fill-color="#cfe7f5" draw:fill-gradient-name="VRT_20_Light_20_Linear_20_T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none" draw:fill-color="#cfe7f5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loext:graphic-properties draw:fill-color="#99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4.633cm" svg:height="9.199cm" svg:x="7.769cm" svg:y="7.607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1.964cm" svg:height="2.465cm" svg:x="10.269cm" svg:y="7.748cm">
          <draw:image xlink:href="Pictures/2000015F00002EBD000009A2BD6994692F68EECA.svm" xlink:type="simple" xlink:show="embed" xlink:actuate="onLoad">
            <text:p/>
          </draw:image>
        </draw:frame>
        <draw:custom-shape draw:style-name="gr3" draw:text-style-name="P1" draw:layer="layout" svg:width="0.508cm" svg:height="1.778cm" svg:x="5.572cm" svg:y="1.89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08cm" svg:height="1.778cm" svg:x="6.082cm" svg:y="1.89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08cm" svg:height="1.778cm" svg:x="6.592cm" svg:y="1.89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08cm" svg:height="1.778cm" svg:x="7.102cm" svg:y="1.89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08cm" svg:height="1.778cm" svg:x="7.612cm" svg:y="1.89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508cm" svg:height="1.778cm" svg:x="8.122cm" svg:y="1.89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08cm" svg:height="1.778cm" svg:x="8.632cm" svg:y="1.89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08cm" svg:height="1.778cm" svg:x="9.142cm" svg:y="1.89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08cm" svg:height="1.778cm" svg:x="9.652cm" svg:y="1.89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08cm" svg:height="1.778cm" svg:x="10.162cm" svg:y="1.89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08cm" svg:height="1.778cm" svg:x="10.672cm" svg:y="1.89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08cm" svg:height="1.778cm" svg:x="11.182cm" svg:y="1.89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08cm" svg:height="1.778cm" svg:x="11.692cm" svg:y="1.89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08cm" svg:height="1.778cm" svg:x="12.202cm" svg:y="1.89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08cm" svg:height="1.778cm" svg:x="12.712cm" svg:y="1.89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08cm" svg:height="1.778cm" svg:x="13.222cm" svg:y="1.89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08cm" svg:height="1.778cm" svg:x="13.732cm" svg:y="1.89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08cm" svg:height="1.778cm" svg:x="14.242cm" svg:y="1.89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08cm" svg:height="1.778cm" svg:x="14.752cm" svg:y="1.89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08cm" svg:height="1.778cm" svg:x="15.262cm" svg:y="1.89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08cm" svg:height="1.778cm" svg:x="15.772cm" svg:y="1.89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08cm" svg:height="1.778cm" svg:x="16.282cm" svg:y="1.89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08cm" svg:height="1.778cm" svg:x="16.792cm" svg:y="1.89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08cm" svg:height="1.778cm" svg:x="17.302cm" svg:y="1.893cm">
          <text:p/>
          <draw:enhanced-geometry svg:viewBox="0 0 21600 21600" draw:type="rectangle" draw:enhanced-path="M 0 0 L 21600 0 21600 21600 0 21600 0 0 Z N"/>
        </draw:custom-shape>
        <draw:g>
          <draw:g>
            <draw:custom-shape draw:style-name="gr5" draw:text-style-name="P3" draw:layer="layout" svg:width="1.106cm" svg:height="4.294cm" svg:x="13.068cm" svg:y="12.303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3" draw:layer="layout" svg:width="1.106cm" svg:height="4.294cm" svg:x="14.179cm" svg:y="12.303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3" draw:layer="layout" svg:width="1.105cm" svg:height="4.294cm" svg:x="15.289cm" svg:y="12.303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3" draw:layer="layout" svg:width="1.106cm" svg:height="4.294cm" svg:x="16.399cm" svg:y="12.303cm">
              <text:p/>
              <draw:enhanced-geometry svg:viewBox="0 0 21600 21600" draw:type="rectangle" draw:enhanced-path="M 0 0 L 21600 0 21600 21600 0 21600 0 0 Z N"/>
            </draw:custom-shape>
            <draw:frame draw:style-name="gr7" draw:text-style-name="P5" draw:layer="layout" svg:width="3.841cm" svg:height="1.691cm" draw:transform="rotate (1.5707963267949) translate (14.179cm 16.376cm)">
              <draw:text-box>
                <text:p text:style-name="P4">01101111</text:p>
              </draw:text-box>
            </draw:frame>
            <draw:frame draw:style-name="gr7" draw:text-style-name="P5" draw:layer="layout" svg:width="3.89cm" svg:height="1.691cm" draw:transform="rotate (1.5707963267949) translate (15.245cm 16.423cm)">
              <draw:text-box>
                <text:p text:style-name="P4">01101100</text:p>
              </draw:text-box>
            </draw:frame>
            <draw:frame draw:style-name="gr8" draw:text-style-name="P5" draw:layer="layout" svg:width="4.063cm" svg:height="0.971cm" draw:transform="rotate (1.5707963267949) translate (16.419cm 16.41cm)">
              <draw:text-box>
                <text:p text:style-name="P4">00001010</text:p>
              </draw:text-box>
            </draw:frame>
            <draw:frame draw:style-name="gr7" draw:text-style-name="P5" draw:layer="layout" svg:width="3.88cm" svg:height="1.691cm" draw:transform="rotate (1.5707963267949) translate (13.084cm 16.413cm)">
              <draw:text-box>
                <text:p text:style-name="P4">01001000</text:p>
              </draw:text-box>
            </draw:frame>
          </draw:g>
        </draw:g>
        <draw:line draw:style-name="gr9" draw:text-style-name="P6" draw:layer="layout" svg:x1="13.054cm" svg:y1="12.317cm" svg:x2="14.397cm" svg:y2="10.18cm">
          <text:p/>
        </draw:line>
        <draw:line draw:style-name="gr9" draw:text-style-name="P6" draw:layer="layout" svg:x1="17.49cm" svg:y1="12.317cm" svg:x2="16.473cm" svg:y2="10.241cm">
          <text:p/>
        </draw:line>
      </draw:page>
      <draw:page draw:name="page2" draw:style-name="dp1" draw:master-page-name="Default">
        <draw:custom-shape draw:style-name="gr1" draw:text-style-name="P1" draw:layer="layout" svg:width="14.633cm" svg:height="9.199cm" svg:x="7.769cm" svg:y="7.607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1.964cm" svg:height="2.465cm" svg:x="10.269cm" svg:y="7.748cm">
          <draw:image xlink:href="Pictures/2000015F00002EBD000009A2BD6994692F68EECA.svm" xlink:type="simple" xlink:show="embed" xlink:actuate="onLoad">
            <text:p/>
          </draw:image>
        </draw:frame>
        <draw:custom-shape draw:style-name="gr3" draw:text-style-name="P1" draw:layer="layout" svg:width="0.508cm" svg:height="1.778cm" svg:x="5.572cm" svg:y="1.89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08cm" svg:height="1.778cm" svg:x="6.082cm" svg:y="1.89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08cm" svg:height="1.778cm" svg:x="6.592cm" svg:y="1.89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08cm" svg:height="1.778cm" svg:x="7.102cm" svg:y="1.89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08cm" svg:height="1.778cm" svg:x="7.612cm" svg:y="1.89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508cm" svg:height="1.778cm" svg:x="8.122cm" svg:y="1.89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08cm" svg:height="1.778cm" svg:x="8.632cm" svg:y="1.89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08cm" svg:height="1.778cm" svg:x="9.142cm" svg:y="1.89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08cm" svg:height="1.778cm" svg:x="9.652cm" svg:y="1.89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08cm" svg:height="1.778cm" svg:x="10.162cm" svg:y="1.89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08cm" svg:height="1.778cm" svg:x="10.672cm" svg:y="1.89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08cm" svg:height="1.778cm" svg:x="11.182cm" svg:y="1.89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08cm" svg:height="1.778cm" svg:x="11.692cm" svg:y="1.89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08cm" svg:height="1.778cm" svg:x="12.202cm" svg:y="1.89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08cm" svg:height="1.778cm" svg:x="12.712cm" svg:y="1.89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08cm" svg:height="1.778cm" svg:x="13.222cm" svg:y="1.89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08cm" svg:height="1.778cm" svg:x="13.732cm" svg:y="1.89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08cm" svg:height="1.778cm" svg:x="14.242cm" svg:y="1.89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08cm" svg:height="1.778cm" svg:x="14.752cm" svg:y="1.89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08cm" svg:height="1.778cm" svg:x="15.262cm" svg:y="1.89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08cm" svg:height="1.778cm" svg:x="15.772cm" svg:y="1.89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08cm" svg:height="1.778cm" svg:x="16.282cm" svg:y="1.89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08cm" svg:height="1.778cm" svg:x="16.792cm" svg:y="1.89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08cm" svg:height="1.778cm" svg:x="17.302cm" svg:y="1.893cm">
          <text:p/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3.054cm" svg:y1="12.317cm" svg:x2="14.397cm" svg:y2="10.18cm">
          <text:p/>
        </draw:line>
        <draw:line draw:style-name="gr9" draw:text-style-name="P6" draw:layer="layout" svg:x1="17.49cm" svg:y1="12.317cm" svg:x2="16.473cm" svg:y2="10.241cm">
          <text:p/>
        </draw:line>
        <draw:custom-shape draw:style-name="gr10" draw:text-style-name="P8" draw:layer="layout" svg:width="4.612cm" svg:height="4.294cm" svg:x="12.93cm" svg:y="12.294cm">
          <text:p text:style-name="P7">dat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8" draw:layer="layout" svg:width="4.331cm" svg:height="4.294cm" svg:x="8.687cm" svg:y="12.294cm">
          <text:p text:style-name="P7">encabezado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3" draw:style-name="dp1" draw:master-page-name="Default">
        <draw:custom-shape draw:style-name="gr1" draw:text-style-name="P1" draw:layer="layout" svg:width="14.633cm" svg:height="9.199cm" svg:x="7.769cm" svg:y="7.607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1.964cm" svg:height="2.465cm" svg:x="10.269cm" svg:y="7.748cm">
          <draw:image xlink:href="Pictures/2000015F00002EBD000009A2BD6994692F68EECA.svm" xlink:type="simple" xlink:show="embed" xlink:actuate="onLoad">
            <text:p/>
          </draw:image>
        </draw:frame>
        <draw:custom-shape draw:style-name="gr3" draw:text-style-name="P1" draw:layer="layout" svg:width="0.508cm" svg:height="1.778cm" svg:x="5.572cm" svg:y="1.89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08cm" svg:height="1.778cm" svg:x="6.082cm" svg:y="1.89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08cm" svg:height="1.778cm" svg:x="6.592cm" svg:y="1.89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08cm" svg:height="1.778cm" svg:x="7.102cm" svg:y="1.89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08cm" svg:height="1.778cm" svg:x="7.612cm" svg:y="1.89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508cm" svg:height="1.778cm" svg:x="8.122cm" svg:y="1.89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08cm" svg:height="1.778cm" svg:x="8.632cm" svg:y="1.89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08cm" svg:height="1.778cm" svg:x="9.142cm" svg:y="1.89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08cm" svg:height="1.778cm" svg:x="9.652cm" svg:y="1.89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08cm" svg:height="1.778cm" svg:x="10.162cm" svg:y="1.89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08cm" svg:height="1.778cm" svg:x="10.672cm" svg:y="1.89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08cm" svg:height="1.778cm" svg:x="11.182cm" svg:y="1.89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08cm" svg:height="1.778cm" svg:x="11.692cm" svg:y="1.89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08cm" svg:height="1.778cm" svg:x="12.202cm" svg:y="1.89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08cm" svg:height="1.778cm" svg:x="12.712cm" svg:y="1.89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08cm" svg:height="1.778cm" svg:x="13.222cm" svg:y="1.89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08cm" svg:height="1.778cm" svg:x="13.732cm" svg:y="1.89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08cm" svg:height="1.778cm" svg:x="14.242cm" svg:y="1.89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08cm" svg:height="1.778cm" svg:x="14.752cm" svg:y="1.89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08cm" svg:height="1.778cm" svg:x="15.262cm" svg:y="1.89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08cm" svg:height="1.778cm" svg:x="15.772cm" svg:y="1.89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08cm" svg:height="1.778cm" svg:x="16.282cm" svg:y="1.89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08cm" svg:height="1.778cm" svg:x="16.792cm" svg:y="1.89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08cm" svg:height="1.778cm" svg:x="17.302cm" svg:y="1.893cm">
          <text:p/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3.054cm" svg:y1="12.317cm" svg:x2="14.397cm" svg:y2="10.18cm">
          <text:p/>
        </draw:line>
        <draw:line draw:style-name="gr9" draw:text-style-name="P6" draw:layer="layout" svg:x1="17.49cm" svg:y1="12.317cm" svg:x2="16.473cm" svg:y2="10.241cm">
          <text:p/>
        </draw:line>
        <draw:custom-shape draw:style-name="gr10" draw:text-style-name="P10" draw:layer="layout" svg:width="4.612cm" svg:height="4.294cm" svg:x="12.93cm" svg:y="12.294cm">
          <text:p text:style-name="P9">dat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0" draw:layer="layout" svg:width="2.2cm" svg:height="4.294cm" svg:x="8.687cm" svg:y="12.294cm">
          <text:p text:style-name="P9">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0" draw:layer="layout" svg:width="2.2cm" svg:height="4.294cm" svg:x="10.808cm" svg:y="12.294cm">
          <text:p text:style-name="P9">D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4" draw:style-name="dp1" draw:master-page-name="Default">
        <draw:custom-shape draw:style-name="gr1" draw:text-style-name="P1" draw:layer="layout" svg:width="14.633cm" svg:height="9.199cm" svg:x="7.769cm" svg:y="7.60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4.947cm" svg:height="1.27cm" svg:x="7.885cm" svg:y="7.939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2" draw:layer="layout" svg:width="2.712cm" svg:height="1.332cm" svg:x="8.332cm" svg:y="9.821cm">
          <draw:image xlink:href="Pictures/2000003E000023020000113136E2A3C3FC887842.svm" xlink:type="simple" xlink:show="embed" xlink:actuate="onLoad">
            <text:p/>
          </draw:image>
        </draw:frame>
        <draw:line draw:style-name="gr14" draw:text-style-name="P6" draw:layer="layout" svg:x1="8.172cm" svg:y1="9.447cm" svg:x2="12.273cm" svg:y2="9.434cm">
          <text:p/>
        </draw:line>
        <draw:line draw:style-name="gr14" draw:text-style-name="P6" draw:layer="layout" svg:x1="14.634cm" svg:y1="15.143cm" svg:x2="21.51cm" svg:y2="15.143cm">
          <text:p/>
        </draw:line>
        <draw:line draw:style-name="gr14" draw:text-style-name="P6" draw:layer="layout" svg:x1="14.843cm" svg:y1="15.002cm" svg:x2="18.282cm" svg:y2="11.615cm">
          <text:p/>
        </draw:line>
        <draw:line draw:style-name="gr14" draw:text-style-name="P6" draw:layer="layout" svg:x1="12.832cm" svg:y1="10.028cm" svg:x2="18.335cm" svg:y2="11.668cm">
          <text:p/>
        </draw:line>
        <draw:line draw:style-name="gr14" draw:text-style-name="P6" draw:layer="layout" svg:x1="14.446cm" svg:y1="14.975cm" svg:x2="12.831cm" svg:y2="10.213cm">
          <text:p/>
        </draw:line>
        <draw:g>
          <draw:path draw:style-name="gr15" draw:text-style-name="P12" draw:layer="layout" svg:width="0.93cm" svg:height="0.811cm" svg:x="12.971cm" svg:y="9.752cm" svg:viewBox="0 0 931 812" svg:d="M0 812c405 0 931-232 931-464s-15-348-310-348c0 249-621 480-621 812z">
            <text:p/>
          </draw:path>
          <draw:path draw:style-name="gr16" draw:text-style-name="P13" draw:layer="layout" svg:width="2.276cm" svg:height="1.392cm" svg:x="11.316cm" svg:y="9.23cm" svg:viewBox="0 0 2277 1393" svg:d="M2277 0c0 0 0 929-1 696 1 407-491 697-1136 697-646 0-1139-290-1140-697 1 1 0-290 0-696 0 406 517 696 1139 696 621 0 1138-290 1138-696z">
            <text:p/>
          </draw:path>
          <draw:path draw:style-name="gr17" draw:text-style-name="P14" draw:layer="layout" svg:width="2.275cm" svg:height="1.39cm" svg:x="11.315cm" svg:y="8.534cm" svg:viewBox="0 0 2276 1391" svg:d="M1138 0c645 0 1138 301 1138 695 0 395-493 696-1138 696s-1138-301-1138-696c0-394 493-695 1138-695z">
            <text:p/>
          </draw:path>
          <draw:polygon draw:style-name="gr18" draw:text-style-name="P15" draw:layer="layout" svg:width="0.62cm" svg:height="0.347cm" svg:x="12.557cm" svg:y="9.288cm" svg:viewBox="0 0 621 348" draw:points="311,0 207,58 621,290 517,348 103,116 0,174 0,0">
            <text:p/>
          </draw:polygon>
          <draw:polygon draw:style-name="gr19" draw:text-style-name="P15" draw:layer="layout" svg:width="0.62cm" svg:height="0.347cm" svg:x="11.729cm" svg:y="8.824cm" svg:viewBox="0 0 621 348" draw:points="517,232 621,174 621,348 310,348 413,290 0,58 103,0">
            <text:p/>
          </draw:polygon>
          <draw:polygon draw:style-name="gr20" draw:text-style-name="P15" draw:layer="layout" svg:width="0.62cm" svg:height="0.347cm" svg:x="11.729cm" svg:y="9.288cm" svg:viewBox="0 0 621 348" draw:points="103,232 518,0 621,58 207,290 310,348 0,348 0,174">
            <text:p/>
          </draw:polygon>
          <draw:polygon draw:style-name="gr21" draw:text-style-name="P15" draw:layer="layout" svg:width="0.62cm" svg:height="0.347cm" svg:x="12.557cm" svg:y="8.824cm" svg:viewBox="0 0 621 348" draw:points="413,58 310,0 621,0 621,174 517,116 103,348 0,290">
            <text:p/>
          </draw:polygon>
          <draw:path draw:style-name="gr22" draw:text-style-name="P16" draw:layer="layout" svg:width="2.276cm" svg:height="2.087cm" svg:x="11.315cm" svg:y="8.534cm" svg:viewBox="0 0 2277 2088" svg:d="M1138 0c645 0 1139 302 1139 696v696c0 406-518 696-1138 696-621 0-1139-290-1139-696 0 0 1-696 0-697 0-394 493-695 1138-695z">
            <text:p/>
          </draw:path>
        </draw:g>
        <draw:g>
          <draw:path draw:style-name="gr23" draw:text-style-name="P12" draw:layer="layout" svg:width="0.93cm" svg:height="0.811cm" svg:x="14.992cm" svg:y="15.341cm" svg:viewBox="0 0 931 812" svg:d="M0 812c405 0 931-232 931-464s-15-348-310-348c0 249-621 480-621 812z">
            <text:p/>
          </draw:path>
          <draw:path draw:style-name="gr24" draw:text-style-name="P13" draw:layer="layout" svg:width="2.276cm" svg:height="1.392cm" svg:x="13.337cm" svg:y="14.819cm" svg:viewBox="0 0 2277 1393" svg:d="M2277 0c0 0 0 929-1 696 1 407-491 697-1136 697-646 0-1139-290-1140-697 1 1 0-290 0-696 0 406 517 696 1139 696 621 0 1138-290 1138-696z">
            <text:p/>
          </draw:path>
          <draw:path draw:style-name="gr25" draw:text-style-name="P14" draw:layer="layout" svg:width="2.275cm" svg:height="1.39cm" svg:x="13.336cm" svg:y="14.123cm" svg:viewBox="0 0 2276 1391" svg:d="M1138 0c645 0 1138 301 1138 695 0 395-493 696-1138 696s-1138-301-1138-696c0-394 493-695 1138-695z">
            <text:p/>
          </draw:path>
          <draw:polygon draw:style-name="gr26" draw:text-style-name="P15" draw:layer="layout" svg:width="0.62cm" svg:height="0.347cm" svg:x="14.578cm" svg:y="14.877cm" svg:viewBox="0 0 621 348" draw:points="311,0 207,58 621,290 517,348 103,116 0,174 0,0">
            <text:p/>
          </draw:polygon>
          <draw:polygon draw:style-name="gr27" draw:text-style-name="P15" draw:layer="layout" svg:width="0.62cm" svg:height="0.347cm" svg:x="13.75cm" svg:y="14.413cm" svg:viewBox="0 0 621 348" draw:points="517,232 621,174 621,348 310,348 413,290 0,58 103,0">
            <text:p/>
          </draw:polygon>
          <draw:polygon draw:style-name="gr28" draw:text-style-name="P15" draw:layer="layout" svg:width="0.62cm" svg:height="0.347cm" svg:x="13.75cm" svg:y="14.877cm" svg:viewBox="0 0 621 348" draw:points="103,232 518,0 621,58 207,290 310,348 0,348 0,174">
            <text:p/>
          </draw:polygon>
          <draw:polygon draw:style-name="gr29" draw:text-style-name="P15" draw:layer="layout" svg:width="0.62cm" svg:height="0.347cm" svg:x="14.578cm" svg:y="14.413cm" svg:viewBox="0 0 621 348" draw:points="413,58 310,0 621,0 621,174 517,116 103,348 0,290">
            <text:p/>
          </draw:polygon>
          <draw:path draw:style-name="gr30" draw:text-style-name="P16" draw:layer="layout" svg:width="2.276cm" svg:height="2.087cm" svg:x="13.336cm" svg:y="14.123cm" svg:viewBox="0 0 2277 2088" svg:d="M1138 0c645 0 1139 302 1139 696v696c0 406-518 696-1138 696-621 0-1139-290-1139-696 0 0 1-696 0-697 0-394 493-695 1138-695z">
            <text:p/>
          </draw:path>
        </draw:g>
        <draw:g>
          <draw:path draw:style-name="gr31" draw:text-style-name="P12" draw:layer="layout" svg:width="0.93cm" svg:height="0.811cm" svg:x="19.019cm" svg:y="11.256cm" svg:viewBox="0 0 931 812" svg:d="M0 812c405 0 931-232 931-464s-15-348-310-348c0 249-621 480-621 812z">
            <text:p/>
          </draw:path>
          <draw:path draw:style-name="gr32" draw:text-style-name="P13" draw:layer="layout" svg:width="2.276cm" svg:height="1.392cm" svg:x="17.363cm" svg:y="10.734cm" svg:viewBox="0 0 2277 1393" svg:d="M2277 0c0 0 0 929-1 696 1 407-491 697-1136 697-646 0-1139-290-1140-697 1 1 0-290 0-696 0 406 517 696 1139 696 621 0 1138-290 1138-696z">
            <text:p/>
          </draw:path>
          <draw:path draw:style-name="gr33" draw:text-style-name="P14" draw:layer="layout" svg:width="2.275cm" svg:height="1.39cm" svg:x="17.363cm" svg:y="10.038cm" svg:viewBox="0 0 2276 1391" svg:d="M1138 0c645 0 1138 301 1138 695 0 395-493 696-1138 696s-1138-301-1138-696c0-394 493-695 1138-695z">
            <text:p/>
          </draw:path>
          <draw:polygon draw:style-name="gr34" draw:text-style-name="P15" draw:layer="layout" svg:width="0.62cm" svg:height="0.347cm" svg:x="18.605cm" svg:y="10.792cm" svg:viewBox="0 0 621 348" draw:points="311,0 207,58 621,290 517,348 103,116 0,174 0,0">
            <text:p/>
          </draw:polygon>
          <draw:polygon draw:style-name="gr35" draw:text-style-name="P15" draw:layer="layout" svg:width="0.62cm" svg:height="0.347cm" svg:x="17.777cm" svg:y="10.328cm" svg:viewBox="0 0 621 348" draw:points="517,232 621,174 621,348 310,348 413,290 0,58 103,0">
            <text:p/>
          </draw:polygon>
          <draw:polygon draw:style-name="gr36" draw:text-style-name="P15" draw:layer="layout" svg:width="0.62cm" svg:height="0.347cm" svg:x="17.777cm" svg:y="10.792cm" svg:viewBox="0 0 621 348" draw:points="103,232 518,0 621,58 207,290 310,348 0,348 0,174">
            <text:p/>
          </draw:polygon>
          <draw:polygon draw:style-name="gr37" draw:text-style-name="P15" draw:layer="layout" svg:width="0.62cm" svg:height="0.347cm" svg:x="18.605cm" svg:y="10.328cm" svg:viewBox="0 0 621 348" draw:points="413,58 310,0 621,0 621,174 517,116 103,348 0,290">
            <text:p/>
          </draw:polygon>
          <draw:path draw:style-name="gr38" draw:text-style-name="P16" draw:layer="layout" svg:width="2.276cm" svg:height="2.087cm" svg:x="17.363cm" svg:y="10.038cm" svg:viewBox="0 0 2277 2088" svg:d="M1138 0c645 0 1139 302 1139 696v696c0 406-518 696-1138 696-621 0-1139-290-1139-696 0 0 1-696 0-697 0-394 493-695 1138-695z">
            <text:p/>
          </draw:path>
        </draw:g>
        <draw:custom-shape draw:style-name="gr13" draw:text-style-name="P11" draw:layer="layout" svg:width="4.947cm" svg:height="1.27cm" svg:x="17.013cm" svg:y="15.279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2" draw:layer="layout" svg:width="2.712cm" svg:height="1.332cm" svg:x="18.656cm" svg:y="13.332cm">
          <draw:image xlink:href="Pictures/2000003E000023020000113136E2A3C3FC887842.svm" xlink:type="simple" xlink:show="embed" xlink:actuate="onLoad">
            <text:p/>
          </draw:image>
        </draw:frame>
      </draw:page>
      <draw:page draw:name="page5" draw:style-name="dp1" draw:master-page-name="Default">
        <draw:custom-shape draw:style-name="gr1" draw:text-style-name="P1" draw:layer="layout" svg:width="14.633cm" svg:height="9.199cm" svg:x="7.769cm" svg:y="7.60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4.947cm" svg:height="1.27cm" svg:x="7.885cm" svg:y="7.939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2" draw:layer="layout" svg:width="2.712cm" svg:height="1.332cm" svg:x="8.332cm" svg:y="9.821cm">
          <draw:image xlink:href="Pictures/2000003E000023020000113136E2A3C3FC887842.svm" xlink:type="simple" xlink:show="embed" xlink:actuate="onLoad">
            <text:p/>
          </draw:image>
        </draw:frame>
        <draw:line draw:style-name="gr14" draw:text-style-name="P6" draw:layer="layout" svg:x1="8.172cm" svg:y1="9.447cm" svg:x2="12.273cm" svg:y2="9.434cm">
          <text:p/>
        </draw:line>
        <draw:line draw:style-name="gr14" draw:text-style-name="P6" draw:layer="layout" svg:x1="14.634cm" svg:y1="15.143cm" svg:x2="21.51cm" svg:y2="15.143cm">
          <text:p/>
        </draw:line>
        <draw:line draw:style-name="gr14" draw:text-style-name="P6" draw:layer="layout" svg:x1="14.843cm" svg:y1="15.002cm" svg:x2="18.282cm" svg:y2="11.615cm">
          <text:p/>
        </draw:line>
        <draw:line draw:style-name="gr14" draw:text-style-name="P6" draw:layer="layout" svg:x1="12.832cm" svg:y1="10.028cm" svg:x2="18.335cm" svg:y2="11.668cm">
          <text:p/>
        </draw:line>
        <draw:line draw:style-name="gr14" draw:text-style-name="P6" draw:layer="layout" svg:x1="14.446cm" svg:y1="14.975cm" svg:x2="12.831cm" svg:y2="10.213cm">
          <text:p/>
        </draw:line>
        <draw:g>
          <draw:path draw:style-name="gr39" draw:text-style-name="P12" draw:layer="layout" svg:width="0.93cm" svg:height="0.811cm" svg:x="12.971cm" svg:y="9.752cm" svg:viewBox="0 0 931 812" svg:d="M0 812c405 0 931-232 931-464s-15-348-310-348c0 249-621 480-621 812z">
            <text:p/>
          </draw:path>
          <draw:path draw:style-name="gr40" draw:text-style-name="P13" draw:layer="layout" svg:width="2.276cm" svg:height="1.392cm" svg:x="11.316cm" svg:y="9.23cm" svg:viewBox="0 0 2277 1393" svg:d="M2277 0c0 0 0 929-1 696 1 407-491 697-1136 697-646 0-1139-290-1140-697 1 1 0-290 0-696 0 406 517 696 1139 696 621 0 1138-290 1138-696z">
            <text:p/>
          </draw:path>
          <draw:path draw:style-name="gr41" draw:text-style-name="P14" draw:layer="layout" svg:width="2.275cm" svg:height="1.39cm" svg:x="11.315cm" svg:y="8.534cm" svg:viewBox="0 0 2276 1391" svg:d="M1138 0c645 0 1138 301 1138 695 0 395-493 696-1138 696s-1138-301-1138-696c0-394 493-695 1138-695z">
            <text:p/>
          </draw:path>
          <draw:polygon draw:style-name="gr42" draw:text-style-name="P15" draw:layer="layout" svg:width="0.62cm" svg:height="0.347cm" svg:x="12.557cm" svg:y="9.288cm" svg:viewBox="0 0 621 348" draw:points="311,0 207,58 621,290 517,348 103,116 0,174 0,0">
            <text:p/>
          </draw:polygon>
          <draw:polygon draw:style-name="gr43" draw:text-style-name="P15" draw:layer="layout" svg:width="0.62cm" svg:height="0.347cm" svg:x="11.729cm" svg:y="8.824cm" svg:viewBox="0 0 621 348" draw:points="517,232 621,174 621,348 310,348 413,290 0,58 103,0">
            <text:p/>
          </draw:polygon>
          <draw:polygon draw:style-name="gr44" draw:text-style-name="P15" draw:layer="layout" svg:width="0.62cm" svg:height="0.347cm" svg:x="11.729cm" svg:y="9.288cm" svg:viewBox="0 0 621 348" draw:points="103,232 518,0 621,58 207,290 310,348 0,348 0,174">
            <text:p/>
          </draw:polygon>
          <draw:polygon draw:style-name="gr45" draw:text-style-name="P15" draw:layer="layout" svg:width="0.62cm" svg:height="0.347cm" svg:x="12.557cm" svg:y="8.824cm" svg:viewBox="0 0 621 348" draw:points="413,58 310,0 621,0 621,174 517,116 103,348 0,290">
            <text:p/>
          </draw:polygon>
          <draw:path draw:style-name="gr46" draw:text-style-name="P16" draw:layer="layout" svg:width="2.276cm" svg:height="2.087cm" svg:x="11.315cm" svg:y="8.534cm" svg:viewBox="0 0 2277 2088" svg:d="M1138 0c645 0 1139 302 1139 696v696c0 406-518 696-1138 696-621 0-1139-290-1139-696 0 0 1-696 0-697 0-394 493-695 1138-695z">
            <text:p/>
          </draw:path>
        </draw:g>
        <draw:g>
          <draw:path draw:style-name="gr47" draw:text-style-name="P12" draw:layer="layout" svg:width="0.93cm" svg:height="0.811cm" svg:x="14.992cm" svg:y="15.341cm" svg:viewBox="0 0 931 812" svg:d="M0 812c405 0 931-232 931-464s-15-348-310-348c0 249-621 480-621 812z">
            <text:p/>
          </draw:path>
          <draw:path draw:style-name="gr48" draw:text-style-name="P13" draw:layer="layout" svg:width="2.276cm" svg:height="1.392cm" svg:x="13.337cm" svg:y="14.819cm" svg:viewBox="0 0 2277 1393" svg:d="M2277 0c0 0 0 929-1 696 1 407-491 697-1136 697-646 0-1139-290-1140-697 1 1 0-290 0-696 0 406 517 696 1139 696 621 0 1138-290 1138-696z">
            <text:p/>
          </draw:path>
          <draw:path draw:style-name="gr49" draw:text-style-name="P14" draw:layer="layout" svg:width="2.275cm" svg:height="1.39cm" svg:x="13.336cm" svg:y="14.123cm" svg:viewBox="0 0 2276 1391" svg:d="M1138 0c645 0 1138 301 1138 695 0 395-493 696-1138 696s-1138-301-1138-696c0-394 493-695 1138-695z">
            <text:p/>
          </draw:path>
          <draw:polygon draw:style-name="gr50" draw:text-style-name="P15" draw:layer="layout" svg:width="0.62cm" svg:height="0.347cm" svg:x="14.578cm" svg:y="14.877cm" svg:viewBox="0 0 621 348" draw:points="311,0 207,58 621,290 517,348 103,116 0,174 0,0">
            <text:p/>
          </draw:polygon>
          <draw:polygon draw:style-name="gr51" draw:text-style-name="P15" draw:layer="layout" svg:width="0.62cm" svg:height="0.347cm" svg:x="13.75cm" svg:y="14.413cm" svg:viewBox="0 0 621 348" draw:points="517,232 621,174 621,348 310,348 413,290 0,58 103,0">
            <text:p/>
          </draw:polygon>
          <draw:polygon draw:style-name="gr52" draw:text-style-name="P15" draw:layer="layout" svg:width="0.62cm" svg:height="0.347cm" svg:x="13.75cm" svg:y="14.877cm" svg:viewBox="0 0 621 348" draw:points="103,232 518,0 621,58 207,290 310,348 0,348 0,174">
            <text:p/>
          </draw:polygon>
          <draw:polygon draw:style-name="gr53" draw:text-style-name="P15" draw:layer="layout" svg:width="0.62cm" svg:height="0.347cm" svg:x="14.578cm" svg:y="14.413cm" svg:viewBox="0 0 621 348" draw:points="413,58 310,0 621,0 621,174 517,116 103,348 0,290">
            <text:p/>
          </draw:polygon>
          <draw:path draw:style-name="gr54" draw:text-style-name="P16" draw:layer="layout" svg:width="2.276cm" svg:height="2.087cm" svg:x="13.336cm" svg:y="14.123cm" svg:viewBox="0 0 2277 2088" svg:d="M1138 0c645 0 1139 302 1139 696v696c0 406-518 696-1138 696-621 0-1139-290-1139-696 0 0 1-696 0-697 0-394 493-695 1138-695z">
            <text:p/>
          </draw:path>
        </draw:g>
        <draw:g>
          <draw:path draw:style-name="gr55" draw:text-style-name="P12" draw:layer="layout" svg:width="0.93cm" svg:height="0.811cm" svg:x="19.019cm" svg:y="11.256cm" svg:viewBox="0 0 931 812" svg:d="M0 812c405 0 931-232 931-464s-15-348-310-348c0 249-621 480-621 812z">
            <text:p/>
          </draw:path>
          <draw:path draw:style-name="gr56" draw:text-style-name="P13" draw:layer="layout" svg:width="2.276cm" svg:height="1.392cm" svg:x="17.363cm" svg:y="10.734cm" svg:viewBox="0 0 2277 1393" svg:d="M2277 0c0 0 0 929-1 696 1 407-491 697-1136 697-646 0-1139-290-1140-697 1 1 0-290 0-696 0 406 517 696 1139 696 621 0 1138-290 1138-696z">
            <text:p/>
          </draw:path>
          <draw:path draw:style-name="gr57" draw:text-style-name="P14" draw:layer="layout" svg:width="2.275cm" svg:height="1.39cm" svg:x="17.363cm" svg:y="10.038cm" svg:viewBox="0 0 2276 1391" svg:d="M1138 0c645 0 1138 301 1138 695 0 395-493 696-1138 696s-1138-301-1138-696c0-394 493-695 1138-695z">
            <text:p/>
          </draw:path>
          <draw:polygon draw:style-name="gr58" draw:text-style-name="P15" draw:layer="layout" svg:width="0.62cm" svg:height="0.347cm" svg:x="18.605cm" svg:y="10.792cm" svg:viewBox="0 0 621 348" draw:points="311,0 207,58 621,290 517,348 103,116 0,174 0,0">
            <text:p/>
          </draw:polygon>
          <draw:polygon draw:style-name="gr59" draw:text-style-name="P15" draw:layer="layout" svg:width="0.62cm" svg:height="0.347cm" svg:x="17.777cm" svg:y="10.328cm" svg:viewBox="0 0 621 348" draw:points="517,232 621,174 621,348 310,348 413,290 0,58 103,0">
            <text:p/>
          </draw:polygon>
          <draw:polygon draw:style-name="gr60" draw:text-style-name="P15" draw:layer="layout" svg:width="0.62cm" svg:height="0.347cm" svg:x="17.777cm" svg:y="10.792cm" svg:viewBox="0 0 621 348" draw:points="103,232 518,0 621,58 207,290 310,348 0,348 0,174">
            <text:p/>
          </draw:polygon>
          <draw:polygon draw:style-name="gr61" draw:text-style-name="P15" draw:layer="layout" svg:width="0.62cm" svg:height="0.347cm" svg:x="18.605cm" svg:y="10.328cm" svg:viewBox="0 0 621 348" draw:points="413,58 310,0 621,0 621,174 517,116 103,348 0,290">
            <text:p/>
          </draw:polygon>
          <draw:path draw:style-name="gr62" draw:text-style-name="P16" draw:layer="layout" svg:width="2.276cm" svg:height="2.087cm" svg:x="17.363cm" svg:y="10.038cm" svg:viewBox="0 0 2277 2088" svg:d="M1138 0c645 0 1139 302 1139 696v696c0 406-518 696-1138 696-621 0-1139-290-1139-696 0 0 1-696 0-697 0-394 493-695 1138-695z">
            <text:p/>
          </draw:path>
        </draw:g>
        <draw:custom-shape draw:style-name="gr13" draw:text-style-name="P11" draw:layer="layout" svg:width="4.947cm" svg:height="1.27cm" svg:x="17.013cm" svg:y="15.279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2" draw:layer="layout" svg:width="2.712cm" svg:height="1.332cm" svg:x="18.656cm" svg:y="13.332cm">
          <draw:image xlink:href="Pictures/2000003E000023020000113136E2A3C3FC887842.svm" xlink:type="simple" xlink:show="embed" xlink:actuate="onLoad">
            <text:p/>
          </draw:image>
        </draw:frame>
        <draw:polygon draw:style-name="gr63" draw:text-style-name="P17" draw:layer="layout" svg:width="5.582cm" svg:height="3.174cm" svg:x="8.466cm" svg:y="13.017cm" svg:viewBox="0 0 5583 3175" draw:points="5583,2646 3625,1799 3625,0 0,0 0,3175 3652,3175 3652,2302">
          <text:p/>
        </draw:polyg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" style:font-adornments="Regular"/>
    <style:font-face style:name="Liberation Mono" svg:font-family="'Liberation Mono'" style:font-pitch="fixed"/>
    <style:font-face style:name="Bitstream Vera Sans" svg:font-family="'Bitstream Vera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VRT_20_Light_20_Axial_20_H" draw:display-name="VRT Light Axial H" draw:style="axial" draw:start-color="#7fb9dd" draw:end-color="#0073bc" draw:start-intensity="100%" draw:end-intensity="100%" draw:angle="900" draw:border="0%"/>
    <draw:gradient draw:name="VRT_20_Light_20_Linear_20_T" draw:display-name="VRT Light Linear T" draw:style="linear" draw:start-color="#0073bc" draw:end-color="#7fb9dd" draw:start-intensity="100%" draw:end-intensity="100%" draw:angle="0" draw:border="1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duardo Grosclaude</meta:initial-creator>
    <meta:creation-date>2016-06-09T15:44:20.495185901</meta:creation-date>
    <dc:date>2016-06-09T18:15:21.987491273</dc:date>
    <dc:creator>Eduardo Grosclaude</dc:creator>
    <meta:editing-duration>PT18M48S</meta:editing-duration>
    <meta:editing-cycles>7</meta:editing-cycles>
    <meta:generator>LibreOffice/5.0.4.2$Linux_X86_64 LibreOffice_project/2b9802c1994aa0b7dc6079e128979269cf95bc78</meta:generator>
    <meta:document-statistic meta:object-count="174"/>
  </office:meta>
</office:document-meta>
</file>